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7"><text:tab/>Projektová dokumentácia obsahujúca analýzu, špecifikáciu a návrh riešenia</text:p>
      <text:p text:style-name="P7"/>
      <text:p text:style-name="P5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5. 11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4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3">(tím č. 14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4T22:34:23</dc:date>
    <meta:editing-cycles>6</meta:editing-cycles>
    <meta:editing-duration>PT10H39M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1" meta:character-count="441"/>
  </office:meta>
</office:document-meta>
</file>